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4" style:parent-style-name="Normal" style:family="paragraph">
      <style:paragraph-properties fo:line-height="104%"/>
    </style:style>
    <style:style style:name="T5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6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Practical No : 13</text:span></text:p>
      <text:p text:style-name="P4"/>
      <text:p text:style-name="Normal"><text:span text:style-name="T5">Title : <text:s/>Create a webpage using rollover effect.</text:span></text:p>
      <text:p text:style-name="Normal"><text:span text:style-name="T6">____________________________________________________</text:span></text:p>
      <text:p text:style-name="Normal"/>
      <text:p text:style-name="Normal"><text:span text:style-name="T7">&lt;!DOCTYPE html&gt;</text:span></text:p>
      <text:p text:style-name="Normal"><text:span text:style-name="T8">&lt;html&gt;</text:span></text:p>
      <text:p text:style-name="Normal"><text:span text:style-name="T9">&lt;body&gt;</text:span></text:p>
      <text:p text:style-name="Normal"><text:span text:style-name="T10">&lt;h1&gt;&lt;b&gt;</text:span><text:span text:style-name="T11"><text:s/>JAY HIND &lt;/b&gt;&lt;/h1&gt;</text:span></text:p>
      <text:p text:style-name="Normal"><text:span text:style-name="T12">&lt;img onmouseover="bigImg(this)" onmouseout="normalImg(this)" border="60" src="C:\Users\Great DSP\Desktop\INDIA.png" alt="Smiley" width="150" height="150"&gt;</text:span></text:p>
      <text:p text:style-name="Normal"><text:span text:style-name="T13">&lt;img onmouseover="bigImg(this)" onmouseout="normalImg(this)" border="40" src="C:\</text:span><text:span text:style-name="T14">Users\Great DSP\Desktop\USA.png" alt="Smiley" width="150" height="150"&gt;</text:span></text:p>
      <text:p text:style-name="Normal"><text:span text:style-name="T15">&lt;img onmouseover="bigImg(this)" onmouseout="normalImg(this)" border="20" src="C:\Users\Great DSP\Desktop\RUSSIA.png" alt="Smiley" width="150" height="150"&gt;</text:span></text:p>
      <text:p text:style-name="Normal"/>
      <text:p text:style-name="Normal"><text:span text:style-name="T16">&lt;br&gt;&lt;br&gt;&lt;br&gt;</text:span></text:p>
      <text:p text:style-name="Normal"><text:span text:style-name="T17">&lt;p&gt;The functio</text:span><text:span text:style-name="T18">n bigImg() is triggered when the user moves the mouse pointer over the image.&lt;/p&gt;</text:span></text:p>
      <text:p text:style-name="Normal"><text:span text:style-name="T19">&lt;p&gt;The function normalImg() is triggered when the mouse pointer is moved out of the image.&lt;/p&gt;</text:span></text:p>
      <text:p text:style-name="Normal"/>
      <text:p text:style-name="Normal"><text:span text:style-name="T20">&lt;script&gt;</text:span></text:p>
      <text:p text:style-name="Normal"><text:span text:style-name="T21">function bigImg(x) {</text:span></text:p>
      <text:p text:style-name="Normal"><text:span text:style-name="T22"><text:s text:c="2"/>x.style.height = "64px";</text:span></text:p>
      <text:p text:style-name="Normal"><text:span text:style-name="T23"><text:s text:c="2"/>x.style.width = "64</text:span><text:span text:style-name="T24">px";</text:span></text:p>
      <text:p text:style-name="Normal"><text:span text:style-name="T25">}</text:span></text:p>
      <text:p text:style-name="Normal"/>
      <text:p text:style-name="Normal"><text:span text:style-name="T26">function normalImg(x) {</text:span></text:p>
      <text:p text:style-name="Normal"><text:span text:style-name="T27"><text:s text:c="2"/>x.style.height = "32px";</text:span></text:p>
      <text:p text:style-name="Normal"><text:span text:style-name="T28"><text:s text:c="2"/>x.style.width = "32px";</text:span></text:p>
      <text:p text:style-name="Normal"><text:span text:style-name="T29">}</text:span></text:p>
      <text:p text:style-name="Normal"><text:span text:style-name="T30">&lt;/script&gt;</text:span></text:p>
      <text:p text:style-name="Normal"/>
      <text:p text:style-name="Normal"><text:span text:style-name="T31">&lt;/body&gt;</text:span></text:p>
      <text:p text:style-name="Normal"><text:span text:style-name="T32">&lt;/html&gt;</text:span></text:p>
      <text:p text:style-name="Normal"/>
      <text:p text:style-name="Normal"/>
      <text:p text:style-name="Normal"><text:span text:style-name="T33">------------------------------------------ OUTPUT-------------------------------------------------</text:span></text:p>
      <text:p text:style-name="Normal"/>
      <text:p text:style-name="Normal"><draw:frame draw:z-index="251658240" draw:id="id0" draw:style-name="a0" draw:name="Picture 1" text:anchor-type="as-char" svg:x="0in" svg:y="0in" svg:width="6.0625in" svg:height="4.2708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text:bookmark-start text:name="_GoBack"/><text:bookmark-end text:name="_GoBack"/></text:p>
      <text:p text:style-name="Normal"/>
      <text:p text:style-name="Normal"/>
      <text:p text:style-name="Normal"/>
      <text:p text:style-name="Normal"><draw:frame draw:z-index="251658240" draw:id="id1" draw:style-name="a1" draw:name="Picture 2" text:anchor-type="as-char" svg:x="0in" svg:y="0in" svg:width="5.95833in" svg:height="3.56944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iddhesh Shelar</meta:initial-creator>
    <dc:creator>Windows User</dc:creator>
    <meta:creation-date>2020-11-27T03:42:00Z</meta:creation-date>
    <dc:date>2020-11-27T03:42:00Z</dc:date>
    <meta:template xlink:href="Normal" xlink:type="simple"/>
    <meta:editing-cycles>3</meta:editing-cycles>
    <meta:editing-duration>PT180S</meta:editing-duration>
    <meta:document-statistic meta:page-count="1" meta:paragraph-count="2" meta:word-count="179" meta:character-count="1200" meta:row-count="8" meta:non-whitespace-character-count="1023"/>
  </office:meta>
</office:document-meta>
</file>